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D9D9D9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center"/>
    </style:style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Commune</text:p>
          </table:table-cell>
          <table:table-cell office:value-type="string" table:style-name="ce2">
            <text:p>LISTING DE RUES</text:p>
          </table:table-cell>
          <table:table-cell office:value-type="string" table:style-name="ce3">
            <text:p>Code postal</text:p>
          </table:table-cell>
          <table:table-cell office:value-type="string" table:style-name="ce3">
            <text:p>SECTEUR<text:s/>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COMMUNE DE L’ENTRE DEUX</text:p>
          </table:table-cell>
          <table:table-cell table:number-columns-repeated="2" table:style-name="ce4"/>
          <table:table-cell table:number-columns-repeated="16380"/>
        </table:table-row>
        <table:table-row table:style-name="ro2">
          <table:table-cell table:number-columns-repeated="4" table:style-name="ce5"/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ALLEE DES FOUGER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ALLEE DES MARGUERIT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ALLEE DES MOELLON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BASSIN SASSA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BASTIAN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BOIS DE FER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CABL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<text:s/>CHEMIN CASABIANCA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CHATEAU D’EAU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DE L POINT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DE LA ROSERAI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DE LA SERR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DE LA TABL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DE L’EQUERR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DES REV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DES TOUTERELL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DIJOUX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COTEAUX SEC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HNDIMITIL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MACAIR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MELIN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NEUF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PIFFARELLY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REMY RIVIER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ROLAND GARRO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SOURCES RAISIN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CHEMIN TROU DE TERR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BAYARD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BLAIN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CANDA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 LA CASCAD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 LA CIT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<text:s/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 LA CUR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 LA SOURC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ACCACIA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ALO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ANANA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ANTHURIUM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ATELI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AVOCAT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BAIES ROS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BAMBOU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BANANI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BIBASS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BLEUET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BOUGAINVILLI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CAFEI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CAMPHRI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CANELL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CAPUCIN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CRAMBOL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CERIS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CHOUCHOU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CITRONNI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CLOCHETT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COMBAVA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DALHIA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DATTI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EUCALYPTU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EVI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FILAO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FLAMBOYANT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GERANIIUM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GOYAVI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GRENADIN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GREVILLEA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HIBISCU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HIRONDELL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JACQUI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JAMBLON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JASMIN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KAKI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LATANI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LETCHI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LILA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LONGONI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LY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MANDARIN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MANGUI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MARAICH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MOINEAUX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MUGUET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OEILLET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PAILLES EN QUEUE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IMPASSE DES PAMPLEMOUSS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PAPAY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PAPILLON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PASSIFLOR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PECH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PETUNIA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A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PRUN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RENETTE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SAPOTI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VETYVE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COMMUNE DE L’ENTRE DEUX</text:p>
          </table:table-cell>
          <table:table-cell office:value-type="string" table:style-name="ce6">
            <text:p>IMPASSE DES ZANZIBARS</text:p>
          </table:table-cell>
          <table:table-cell office:value-type="float" office:value="97414" table:style-name="ce7">
            <text:p>97414</text:p>
          </table:table-cell>
          <table:table-cell office:value-type="string" table:style-name="ce8">
            <text:p>B</text:p>
          </table:table-cell>
          <table:table-cell table:number-columns-repeated="16380"/>
        </table:table-row>
        <table:table-row table:number-rows-repeated="104847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Gérard LEGROS</dc:creator>
    <meta:creation-date>2025-03-20T08:36:40Z</meta:creation-date>
    <dc:date>2025-04-14T07:07:25Z</dc:date>
    <meta:editing-cycles>2</meta:editing-cycles>
    <meta:editing-duration>PT1226S</meta:editing-duration>
  </office:meta>
</office:document-meta>
</file>